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0d1f" officeooo:paragraph-rsid="00180d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ash Projek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auptseite (Fakten, kapputes Flash---“passiert ihnen das auch immer?“ - dann schauen sie doch einfach mal hier!…..</text:p>
      <text:p text:style-name="P1"/>
      <text:p text:style-name="P1"/>
      <text:p text:style-name="P1"><text:tab/><text:tab/>Was ist Flash?</text:p>
      <text:p text:style-name="P1"><text:tab/><text:tab/>Entstehung von Flash</text:p>
      <text:p text:style-name="P1"><text:tab/><text:tab/>Warum Flash?</text:p>
      <text:p text:style-name="P1"><text:tab/><text:tab/>Warum nicht Flash?</text:p>
      <text:p text:style-name="P1"><text:tab/><text:tab/>Beispiele</text:p>
      <text:p text:style-name="P1"><text:tab/><text:tab/>Alternativen</text:p>
      <text:p text:style-name="P1"><text:tab/><text:tab/>Das sinkende Schiff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5:12:45.144000000</meta:creation-date>
    <dc:date>2017-11-23T15:33:57.060000000</dc:date>
    <meta:editing-duration>PT48S</meta:editing-duration>
    <meta:editing-cycles>1</meta:editing-cycles>
    <meta:document-statistic meta:table-count="0" meta:image-count="0" meta:object-count="0" meta:page-count="1" meta:paragraph-count="9" meta:word-count="35" meta:character-count="246" meta:non-whitespace-character-count="207"/>
    <meta:generator>LibreOffice/5.3.6.1$Windows_x86 LibreOffice_project/686f202eff87ef707079aeb7f485847613344eb7</meta:generator>
  </office:meta>
</office:document-meta>
</file>